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87.95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79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2.2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48.19mm"/>
    </style:style>
    <style:style style:name="co17" style:family="table-column">
      <style:table-column-properties fo:break-before="auto" style:column-width="61mm"/>
    </style:style>
    <style:style style:name="co18" style:family="table-column">
      <style:table-column-properties fo:break-before="auto" style:column-width="19.33mm"/>
    </style:style>
    <style:style style:name="co19" style:family="table-column">
      <style:table-column-properties fo:break-before="auto" style:column-width="18.79mm"/>
    </style:style>
    <style:style style:name="co20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2"/>
      <style:map style:condition="cell-content()=&quot;N&quot;" style:apply-style-name="Fail" style:base-cell-address="WP1.B2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2"/>
      <style:map style:condition="cell-content()=&quot;N&quot;" style:apply-style-name="Fail" style:base-cell-address="WP1.B2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2"/>
      <style:map style:condition="cell-content()=&quot;N&quot;" style:apply-style-name="Fail" style:base-cell-address="WP1.B2"/>
    </style:style>
    <style:style style:name="ce7" style:family="table-cell" style:parent-style-name="Default" style:data-style-name="N114">
      <style:table-cell-properties fo:wrap-option="wrap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114">
      <style:table-cell-properties fo:wrap-option="wrap" style:vertical-align="middle"/>
    </style:style>
    <style:style style:name="ce9" style:family="table-cell" style:parent-style-name="Default" style:data-style-name="N61">
      <style:table-cell-properties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61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WP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8"/>
        <table:table-column table:style-name="co14" table:default-cell-style-name="ce10"/>
        <table:table-column table:style-name="co15" table:default-cell-style-name="ce3"/>
        <table:table-column table:style-name="co13" table:default-cell-style-name="ce3"/>
        <table:table-column table:style-name="co16" table:default-cell-style-name="ce3"/>
        <table:table-column table:style-name="co13" table:number-columns-repeated="2" table:default-cell-style-name="ce3"/>
        <table:table-column table:style-name="co17" table:default-cell-style-name="ce3"/>
        <table:table-column table:style-name="co15" table:default-cell-style-name="ce3"/>
        <table:table-column table:style-name="co13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3" table:default-cell-style-name="ce3"/>
        <table:table-column table:style-name="co18" table:default-cell-style-name="ce3"/>
        <table:table-column table:style-name="co13" table:number-columns-repeated="992" table:default-cell-style-name="ce3"/>
        <table:table-row table:style-name="ro1">
          <table:table-cell table:style-name="ce1" office:value-type="string" calcext:value-type="string" table:number-columns-spanned="4" table:number-rows-spanned="1">
            <text:p>Overview</text:p>
          </table:table-cell>
          <table:covered-table-cell table:style-name="ce4"/>
          <table:covered-table-cell table:number-columns-repeated="2" table:style-name="ce2"/>
          <table:table-cell table:style-name="ce1" office:value-type="string" calcext:value-type="string" table:number-columns-spanned="15" table:number-rows-spanned="1">
            <text:p>Details</text:p>
          </table:table-cell>
          <table:covered-table-cell table:number-columns-repeated="10" table:style-name="ce2"/>
          <table:covered-table-cell table:style-name="ce7"/>
          <table:covered-table-cell table:style-name="ce9"/>
          <table:covered-table-cell table:number-columns-repeated="2" table:style-name="ce2"/>
          <table:table-cell table:style-name="ce1" office:value-type="string" calcext:value-type="string" table:number-columns-spanned="1" table:number-rows-spanned="2">
            <text:p>Pass Criterion</text:p>
          </table:table-cell>
          <table:table-cell table:style-name="ce1" office:value-type="string" calcext:value-type="string" table:number-columns-spanned="2" table:number-rows-spanned="1">
            <text:p>How to find?</text:p>
          </table:table-cell>
          <table:covered-table-cell table:style-name="ce2"/>
          <table:table-cell table:style-name="ce2" office:value-type="string" calcext:value-type="string">
            <text:p>Analysis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5" office:value-type="string" calcext:value-type="string">
            <text:p>Passing?</text:p>
          </table:table-cell>
          <table:table-cell table:style-name="ce2" office:value-type="string" calcext:value-type="string">
            <text:p>Work 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x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z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xlx</text:p>
          </table:table-cell>
          <table:table-cell table:style-name="ce2" office:value-type="string" calcext:value-type="string">
            <text:p>yly</text:p>
          </table:table-cell>
          <table:table-cell table:style-name="ce2" office:value-type="string" calcext:value-type="string">
            <text:p>zlz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ise</text:p>
          </table:table-cell>
          <table:table-cell table:style-name="ce7" office:value-type="string" calcext:value-type="string">
            <text:p>dt</text:p>
          </table:table-cell>
          <table:table-cell table:style-name="ce9" office:value-type="string" calcext:value-type="string">
            <text:p>CFL</text:p>
          </table:table-cell>
          <table:table-cell table:style-name="ce2" office:value-type="string" calcext:value-type="string">
            <text:p>nsteps</text:p>
          </table:table-cell>
          <table:table-cell table:style-name="ce2" office:value-type="string" calcext:value-type="string">
            <text:p>Scheme</text:p>
          </table:table-cell>
          <table:covered-table-cell table:style-name="ce2"/>
          <table:table-cell table:style-name="ce2" office:value-type="string" calcext:value-type="string">
            <text:p>Commit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Advection of density as a passive scalar. Density has its own subroutine, test this against the corresponding routine for a passive scalar. Disable diffusion for both. Constant velocity field (disable pressure-velocity to speed up). Initial condition rho(0.25L &lt; x &lt; 0.75L) = 2, rho = 1 otherwise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78125" calcext:value-type="float">
            <text:p>7.8125E-04</text:p>
          </table:table-cell>
          <table:table-cell table:formula="of:=[.L3]*[.P3]/([.I3]/[.E3])" office:value-type="float" office:value="0.1" calcext:value-type="float">
            <text:p>1.00E-01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The density field should match the passive scalar field</text:p>
          </table:table-cell>
          <table:table-cell table:number-columns-repeated="2"/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3]*[.F3]*[.G3]" office:value-type="float" office:value="132096" calcext:value-type="float">
            <text:p>132096</text:p>
          </table:table-cell>
          <table:table-cell table:number-columns-repeated="2"/>
          <table:table-cell table:style-name="ce10" table:formula="of:=100 * ([.Z3]-[.Y3])/[.Y3]" office:value-type="string" office:string-value="" calcext:value-type="error">
            <text:p>#DIV/0!</text:p>
          </table:table-cell>
          <table:table-cell table:formula="of:=[.AA3]/[.X3]" office:value-type="string" office:string-value="" calcext:value-type="error">
            <text:p>#DIV/0!</text:p>
          </table:table-cell>
          <table:table-cell table:formula="of:=0.5 * 1 + 0.5 * 2" office:value-type="float" office:value="1.5" calcext:value-type="float">
            <text:p>1.5</text:p>
          </table:table-cell>
          <table:table-cell/>
          <table:table-cell table:style-name="ce10" table:formula="of:=100*([.AD3]-[.AC3])/[.AC3]" office:value-type="float" office:value="-100" calcext:value-type="float">
            <text:p>-1.00E+02</text:p>
          </table:table-cell>
          <table:table-cell office:value-type="string" calcext:value-type="string">
            <text:p>Qualitatively both fields look the same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4]*[.P4]/([.I4]/[.E4])" office:value-type="float" office:value="0.106666666666667" calcext:value-type="float">
            <text:p>1.07E-01</text:p>
          </table:table-cell>
          <table:table-cell table:formula="of:=(10*[.I4]/[.L4])/[.P4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 table:number-columns-repeated="2"/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4]*[.F4]*[.G4]" office:value-type="float" office:value="263168" calcext:value-type="float">
            <text:p>263168</text:p>
          </table:table-cell>
          <table:table-cell/>
          <table:table-cell table:formula="of:=1*[.I4]*[.J4]*[.K4]" office:value-type="float" office:value="1800" calcext:value-type="float">
            <text:p>1800</text:p>
          </table:table-cell>
          <table:table-cell/>
          <table:table-cell table:style-name="ce10" table:formula="of:=100*([.AA4]-[.Z4])/[.Z4]" office:value-type="float" office:value="-100" calcext:value-type="float">
            <text:p>-1.00E+02</text:p>
          </table:table-cell>
          <table:table-cell table:style-name="ce10" table:formula="of:=[.AB4]/[.X4]" office:value-type="float" office:value="-0.000379985408560311" calcext:value-type="float">
            <text:p>-3.80E-04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advection of momentum. For constant density should have no effect. Rho=1 2D mixing layer</text:p>
          </table:table-cell>
          <table:table-cell table:number-columns-repeated="15"/>
          <table:table-cell office:value-type="string" calcext:value-type="string">
            <text:p>Result should be unaffected from incompressible baseline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T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cross-shear/bulk viscous stresses. For constant density should have no effect. Rho=1 2D mixing layer</text:p>
          </table:table-cell>
          <table:table-cell table:number-columns-repeated="15"/>
          <table:table-cell office:value-type="string" calcext:value-type="string">
            <text:p>Result should be unaffected from incompressible baseline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T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time advancement of momentum. For constant density should have no effect. Rho=1 2D mixing layer</text:p>
          </table:table-cell>
          <table:table-cell table:number-columns-repeated="15"/>
          <table:table-cell office:value-type="string" calcext:value-type="string">
            <text:p>Result should be unaffected from incompressible baseline</text:p>
          </table:table-cell>
          <table:table-cell table:number-columns-repeated="1003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WP1.B1:WP1.B1048576">
            <calcext:condition calcext:apply-style-name="Pass" calcext:value="=&quot;Y&quot;" calcext:base-cell-address="WP1.B2"/>
            <calcext:condition calcext:apply-style-name="Fail" calcext:value="=&quot;N&quot;" calcext:base-cell-address="WP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2">
      <style:text-properties fo:color="#ff0000"/>
      <number:text>-</number:text>
      <number:scientific-number number:decimal-places="4" loext:min-decimal-places="4" number:min-integer-digits="1" number:min-exponent-digits="2" loext:exponent-interval="1" loext:forced-exponent-sign="true"/>
      <style:map style:condition="value()&gt;=0" style:apply-style-name="N112P0"/>
    </number:number-style>
    <number:number-style style:name="N113P0" style:volatile="true">
      <number:number number:decimal-places="4" loext:min-decimal-places="4" number:min-integer-digits="1"/>
    </number:number-style>
    <number:number-style style:name="N113">
      <style:text-properties fo:color="#ff0000"/>
      <number:text>-</number:text>
      <number:number number:decimal-places="4" loext:min-decimal-places="4" number:min-integer-digits="1"/>
      <style:map style:condition="value()&gt;=0" style:apply-style-name="N113P0"/>
    </number:number-style>
    <number:number-style style:name="N114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00cc00"/>
      <style:text-properties fo:font-weight="bold"/>
    </style:style>
    <style:style style:name="Fail" style:family="table-cell" style:parent-style-name="Default">
      <style:table-cell-properties fo:background-color="#dd4814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17:33:13.993108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6:27:14.200363673</meta:creation-date>
    <dc:date>2017-10-12T17:38:50.334280102</dc:date>
    <meta:editing-duration>PT36M33S</meta:editing-duration>
    <meta:editing-cycles>23</meta:editing-cycles>
    <meta:generator>LibreOffice/5.1.4.2$Linux_X86_64 LibreOffice_project/10m0$Build-2</meta:generator>
    <meta:document-statistic meta:table-count="1" meta:cell-count="102" meta:object-count="0"/>
  </office:meta>
</office:document-meta>
</file>